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Table_20_Contents">
      <style:text-properties style:font-name="Arial"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t Frequently Asked Questions</text:p>
      <text:p text:style-name="P3"/>
      <text:p text:style-name="P2">Learn about frequently asked questions regarding this product.</text:p>
      <text:p text:style-name="P2"><text:s/></text:p>
      <table:table table:name="Table1" table:style-name="Table1">
        <table:table-column table:style-name="Table1.A"/>
        <table:table-column table:style-name="Table1.B"/>
        <table:table-row>
          <table:table-cell table:style-name="Table1.A1" office:value-type="string">
            <text:p text:style-name="P1">Question</text:p>
          </table:table-cell>
          <table:table-cell table:style-name="Table1.B1" office:value-type="string">
            <text:p text:style-name="P1">Answer</text:p>
          </table:table-cell>
        </table:table-row>
        <table:table-row>
          <table:table-cell table:style-name="Table1.A2" office:value-type="string">
            <text:p text:style-name="P2">What is reconciliation?</text:p>
          </table:table-cell>
          <table:table-cell table:style-name="Table1.B2" office:value-type="string">
            <text:p text:style-name="P2">Reconciliation is the process of reviewing and comparing Title IV aid (grants, loans, and campus-based aid) recorded on Department of Education (ED) systems using internal records. You must resolve discrepancies, document reasons for any remaining cash balances, and retain reconciliation documentation for auditing purposes. Your offices should reconcile records before reconciling to ED.</text:p>
          </table:table-cell>
        </table:table-row>
        <table:table-row>
          <table:table-cell table:style-name="Table1.A2" office:value-type="string">
            <text:p text:style-name="P2">How often is reconciliation necessary?</text:p>
          </table:table-cell>
          <table:table-cell table:style-name="Table1.B2" office:value-type="string">
            <text:p text:style-name="P2">Campus-based aid and Direct Loan require monthly reconciliation. The best practice is to reconcile each fund source monthly.</text:p>
          </table:table-cell>
        </table:table-row>
        <table:table-row>
          <table:table-cell table:style-name="Table1.A2" office:value-type="string">
            <text:p text:style-name="P2">Is it safe to upload my COD and SIS files into the product?</text:p>
          </table:table-cell>
          <table:table-cell table:style-name="Table1.B2" office:value-type="string">
            <text:p text:style-name="P2">Yes, it is safe. No personal identification information (PII) is retained in the system. After the process runs, all PII is deleted from the servers.</text:p>
          </table:table-cell>
        </table:table-row>
        <table:table-row>
          <table:table-cell table:style-name="Table1.A2" office:value-type="string">
            <text:p text:style-name="P2">What happens to my student data after it is uploaded?</text:p>
          </table:table-cell>
          <table:table-cell table:style-name="Table1.B2" office:value-type="string">
            <text:p text:style-name="P2">Student data is used during the identification process. After the process runs, the data is removed from the servers. Only student name and SIS student number are included in the report results.</text:p>
          </table:table-cell>
        </table:table-row>
        <table:table-row>
          <table:table-cell table:style-name="Table1.A2" office:value-type="string">
            <text:p text:style-name="P2">How long do you store data?</text:p>
          </table:table-cell>
          <table:table-cell table:style-name="Table1.B2" office:value-type="string">
            <text:p text:style-name="P2">Report results are available for 90 days on the website. Users can run reports as often as needed.</text:p>
          </table:table-cell>
        </table:table-row>
        <table:table-row>
          <table:table-cell table:style-name="Table1.A2" office:value-type="string">
            <text:p text:style-name="P2">How can files be exported to Excel and saved locally?</text:p>
          </table:table-cell>
          <table:table-cell table:style-name="Table1.B2" office:value-type="string">
            <text:p text:style-name="P6">Matching result reports can be exported as CSV files and opened in Excel. Users can save the exported files to the local drive for further analysi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gan H</meta:initial-creator>
    <meta:creation-date>2026-03-10T21:01:26.46</meta:creation-date>
    <dc:date>2026-03-11T20:46:24.74</dc:date>
    <dc:creator>Megan H</dc:creator>
    <meta:editing-duration>PT24M30S</meta:editing-duration>
    <meta:editing-cycles>4</meta:editing-cycles>
    <meta:generator>OpenOffice/4.1.8$Win32 OpenOffice.org_project/418m3$Build-9803</meta:generator>
    <meta:printed-by>Megan H</meta:printed-by>
    <meta:print-date>2026-03-11T20:45:53.72</meta:print-date>
    <meta:document-statistic meta:table-count="1" meta:image-count="0" meta:object-count="0" meta:page-count="1" meta:paragraph-count="17" meta:word-count="233" meta:character-count="1466"/>
  </office:meta>
</office:document-meta>
</file>